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textarea-vertical-align="middle"/>
    </style:style>
    <style:style style:name="P1" style:family="paragraph">
      <style:paragraph-properties fo:text-align="center"/>
      <style:text-properties fo:font-size="12pt" style:font-size-asian="12pt" style:font-size-complex="12pt"/>
    </style:style>
    <style:style style:name="P2" style:family="paragraph">
      <style:paragraph-properties fo:text-align="center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xml:id="id6" draw:id="id6" draw:layer="layout" svg:width="3.5cm" svg:height="0.5cm" svg:x="8.9cm" svg:y="1.2cm">
          <text:p text:style-name="P1"><text:span text:style-name="T1">comienza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" draw:text-style-name="P1" xml:id="id8" draw:id="id8" draw:layer="layout" svg:width="2.5cm" svg:height="1.2cm" svg:x="9.3cm" svg:y="3.4cm">
          <text:p text:style-name="P1"><text:span text:style-name="T1">captura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" draw:text-style-name="P2" xml:id="id9" draw:id="id9" draw:layer="layout" svg:width="2.3cm" svg:height="0.6cm" svg:x="9.421cm" svg:y="5.082cm">
          <text:p text:style-name="P2">n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2" draw:text-style-name="P2" xml:id="id7" draw:id="id7" draw:layer="layout" svg:width="0.2cm" svg:height="0.3cm" svg:x="10.5cm" svg:y="2.5cm">
          <text:p/>
          <draw:enhanced-geometry svg:viewBox="0 0 21600 21600" draw:glue-points="10800 0 3163 3163 0 10800 3163 18437 10800 21600 18437 18437 21600 10800 18437 3163" draw:text-areas="3180 3180 18420 18420" draw:mirror-vertical="false" draw:mirror-horizontal="true" draw:type="flowchart-connector" draw:enhanced-path="U 10800 10800 10800 10800 0 360 Z N"/>
        </draw:custom-shape>
        <draw:line draw:style-name="gr3" draw:text-style-name="P2" draw:layer="layout" svg:x1="10.6cm" svg:y1="2.8cm" svg:x2="10.6cm" svg:y2="3.5cm">
          <text:p/>
        </draw:line>
        <draw:custom-shape draw:style-name="gr1" draw:text-style-name="P1" xml:id="id11" draw:id="id11" draw:layer="measurelines" svg:width="3.9cm" svg:height="1.3cm" svg:x="8.6cm" svg:y="8.7cm">
          <text:p text:style-name="P1"><text:span text:style-name="T1">Renglon <text:s text:c="2"/>0</text:span></text:p>
          <text:p text:style-name="P1"><text:span text:style-name="T1">Columna <text:s text:c="2"/>n/2</text:span></text:p>
          <text:p text:style-name="P1"><text:span text:style-name="T1">Secuencia <text:s/>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12" draw:id="id12" draw:layer="layout" svg:width="2.5cm" svg:height="3.1cm" svg:x="9.3cm" svg:y="10.7cm">
          <text:p text:style-name="P1"><text:span text:style-name="T1">Secuencia</text:span></text:p>
          <text:p text:style-name="P1"><text:span text:style-name="T1">&lt;=n+n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rect draw:style-name="gr4" draw:text-style-name="P1" xml:id="id1" draw:id="id1" draw:layer="layout" svg:width="7.5cm" svg:height="3.1cm" svg:x="6.8cm" svg:y="14.8cm">
          <text:p text:style-name="P1">Coloca secuencia en renglon</text:p>
          <text:p text:style-name="P1">Columna</text:p>
          <text:p text:style-name="P1">Secuencia =secuencia +1</text:p>
          <text:p text:style-name="P1">Renglon=renglon y columna columna</text:p>
          <text:p text:style-name="P1">Renglon _renglon-1</text:p>
          <text:p text:style-name="P1">Columna columna+1</text:p>
        </draw:rect>
        <draw:custom-shape draw:style-name="gr1" draw:text-style-name="P1" xml:id="id2" draw:id="id2" draw:layer="layout" svg:width="2.7cm" svg:height="3.3cm" svg:x="9.2cm" svg:y="19.1cm">
          <text:p text:style-name="P1">Renglon</text:p>
          <text:p text:style-name="P1">&lt;0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" draw:text-style-name="P1" xml:id="id3" draw:id="id3" draw:layer="layout" svg:width="3.2cm" svg:height="3.7cm" svg:x="9cm" svg:y="23.7cm">
          <text:p text:style-name="P1">Columna</text:p>
          <text:p text:style-name="P1">&lt;=n-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xml:id="id5" draw:id="id5" draw:layer="layout" svg:width="4.8cm" svg:height="0.8cm" svg:x="14.3cm" svg:y="19.8cm">
          <text:p text:style-name="P1">Renglon <text:s text:c="5"/>renglon+n 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4" draw:id="id4" draw:layer="layout" svg:width="4.9cm" svg:height="0.8cm" svg:x="14.7cm" svg:y="24cm">
          <text:p text:style-name="P1">Columna <text:s/>columna-n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2" draw:layer="layout" draw:type="line" svg:x1="10.55cm" svg:y1="17.9cm" svg:x2="10.55cm" svg:y2="19.1cm" draw:start-shape="id1" draw:start-glue-point="2" draw:end-shape="id2" draw:end-glue-point="4" svg:d="M10550 17900v1200">
          <text:p/>
        </draw:connector>
        <draw:connector draw:style-name="gr3" draw:text-style-name="P2" draw:layer="layout" draw:type="line" svg:x1="12.2cm" svg:y1="25.55cm" svg:x2="14.7cm" svg:y2="24.4cm" draw:start-shape="id3" draw:start-glue-point="7" draw:end-shape="id4" draw:end-glue-point="5" svg:d="M12200 25550l2500-1150">
          <text:p/>
        </draw:connector>
        <draw:connector draw:style-name="gr3" draw:text-style-name="P2" draw:layer="layout" draw:type="line" svg:x1="11.9cm" svg:y1="20.75cm" svg:x2="14.3cm" svg:y2="20.2cm" draw:start-shape="id2" draw:start-glue-point="7" draw:end-shape="id5" draw:end-glue-point="5" svg:d="M11900 20750l2400-550">
          <text:p/>
        </draw:connector>
        <draw:custom-shape draw:style-name="gr1" draw:text-style-name="P1" xml:id="id10" draw:id="id10" draw:layer="layout" svg:width="1.9cm" svg:height="2cm" svg:x="9.6cm" svg:y="6.2cm">
          <text:p text:style-name="P1">N es</text:p>
          <text:p text:style-name="P1"><text:s/>par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2" draw:layer="layout" draw:type="line" svg:x1="10.65cm" svg:y1="1.7cm" svg:x2="10.601cm" svg:y2="2.5cm" draw:start-shape="id6" draw:start-glue-point="6" draw:end-shape="id7" draw:end-glue-point="4" svg:d="M10650 1700l-49 800">
          <text:p/>
        </draw:connector>
        <draw:connector draw:style-name="gr3" draw:text-style-name="P2" draw:layer="layout" draw:type="line" svg:x1="10.55cm" svg:y1="4.529cm" svg:x2="10.571cm" svg:y2="5.082cm" draw:start-shape="id8" draw:start-glue-point="6" draw:end-shape="id9" draw:end-glue-point="5" svg:d="M10550 4529l21 553">
          <text:p/>
        </draw:connector>
        <draw:connector draw:style-name="gr3" draw:text-style-name="P2" draw:layer="layout" draw:type="line" svg:x1="10.571cm" svg:y1="5.682cm" svg:x2="10.55cm" svg:y2="6.2cm" draw:start-shape="id9" draw:start-glue-point="8" draw:end-shape="id10" draw:end-glue-point="4" svg:d="M10571 5682l-21 518">
          <text:p/>
        </draw:connector>
        <draw:connector draw:style-name="gr3" draw:text-style-name="P2" draw:layer="layout" draw:type="line" svg:x1="10.55cm" svg:y1="8.2cm" svg:x2="10.55cm" svg:y2="8.7cm" draw:start-shape="id10" draw:start-glue-point="6" draw:end-shape="id11" draw:end-glue-point="4" svg:d="M10550 8200v500">
          <text:p/>
        </draw:connector>
        <draw:connector draw:style-name="gr3" draw:text-style-name="P2" draw:layer="layout" draw:type="line" svg:x1="10.55cm" svg:y1="10cm" svg:x2="10.55cm" svg:y2="10.7cm" draw:start-shape="id11" draw:start-glue-point="6" draw:end-shape="id12" draw:end-glue-point="4" svg:d="M10550 10000v700">
          <text:p/>
        </draw:connector>
        <draw:connector draw:style-name="gr3" draw:text-style-name="P2" draw:layer="layout" draw:type="line" svg:x1="10.55cm" svg:y1="13.8cm" svg:x2="10.55cm" svg:y2="14.8cm" draw:start-shape="id12" draw:start-glue-point="6" draw:end-shape="id1" draw:end-glue-point="0" svg:d="M10550 13800v1000">
          <text:p/>
        </draw:connector>
        <draw:connector draw:style-name="gr3" draw:text-style-name="P2" draw:layer="layout" draw:type="line" svg:x1="10.55cm" svg:y1="22.4cm" svg:x2="10.6cm" svg:y2="23.7cm" draw:start-shape="id2" draw:start-glue-point="6" draw:end-shape="id3" draw:end-glue-point="4" svg:d="M10550 22400l50 1300">
          <text:p/>
        </draw:connector>
        <draw:custom-shape draw:style-name="gr1" draw:text-style-name="P2" xml:id="id13" draw:id="id13" draw:layer="layout" svg:width="1.4cm" svg:height="1.3cm" svg:x="12.2cm" svg:y="26.7cm">
          <text:p text:style-name="P2">A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3" draw:text-style-name="P2" draw:layer="layout" draw:type="line" svg:x1="10.6cm" svg:y1="27.4cm" svg:x2="12.2cm" svg:y2="27.35cm" draw:start-shape="id3" draw:start-glue-point="6" draw:end-shape="id13" draw:end-glue-point="6" svg:d="M10600 27400l1600-5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MX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no_20_tiene_20_relleno_20_o_20_lineas" style:display-name="Objeto no tiene relleno o lineas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0.01cm" fo:margin-left="1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9-12-04T21:30:00.56</meta:creation-date>
    <meta:editing-duration>PT1H23M21S</meta:editing-duration>
    <meta:editing-cycles>3</meta:editing-cycles>
    <meta:generator>OpenOffice/4.1.7$Win32 OpenOffice.org_project/417m1$Build-9800</meta:generator>
    <dc:date>2019-12-04T22:53:15.52</dc:date>
    <meta:document-statistic meta:object-count="25"/>
  </office:meta>
</office:document-meta>
</file>